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d45b" officeooo:paragraph-rsid="001ed45b"/>
    </style:style>
    <style:style style:name="P2" style:family="paragraph" style:parent-style-name="Standard">
      <style:paragraph-properties fo:text-align="center" style:justify-single-word="false"/>
      <style:text-properties fo:font-size="18pt" officeooo:rsid="001ed45b" officeooo:paragraph-rsid="001ed45b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2pt" officeooo:rsid="001ed45b" officeooo:paragraph-rsid="001ed45b" style:font-size-asian="10.5pt" style:font-size-complex="12pt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2pt" officeooo:rsid="001ed45b" officeooo:paragraph-rsid="001ed45b" style:font-size-asian="10.5pt" style:font-size-complex="12pt"/>
    </style:style>
    <style:style style:name="P5" style:family="paragraph" style:parent-style-name="Standard" style:list-style-name="L3">
      <style:paragraph-properties fo:text-align="start" style:justify-single-word="false"/>
      <style:text-properties fo:font-size="12pt" officeooo:rsid="001ed45b" officeooo:paragraph-rsid="001ed45b" style:font-size-asian="10.5pt" style:font-size-complex="12pt"/>
    </style:style>
    <style:style style:name="P6" style:family="paragraph" style:parent-style-name="Standard" style:list-style-name="L4">
      <style:paragraph-properties fo:text-align="start" style:justify-single-word="false"/>
      <style:text-properties fo:font-size="12pt" officeooo:rsid="001ed45b" officeooo:paragraph-rsid="001ed45b" style:font-size-asian="10.5pt" style:font-size-complex="12pt"/>
    </style:style>
    <style:style style:name="P7" style:family="paragraph" style:parent-style-name="Standard" style:list-style-name="L4">
      <style:paragraph-properties fo:text-align="start" style:justify-single-word="false"/>
      <style:text-properties officeooo:paragraph-rsid="001ed45b"/>
    </style:style>
    <style:style style:name="T1" style:family="text">
      <style:text-properties fo:font-size="12pt" officeooo:rsid="001ed45b" style:font-size-asian="10.5pt" style:font-size-complex="12pt"/>
    </style:style>
    <style:style style:name="T2" style:family="text">
      <style:text-properties officeooo:rsid="0020be9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vels of Abstraction for LLM</text:p>
      <text:p text:style-name="P2"/>
      <text:p text:style-name="P3">Ranked from low to high:</text:p>
      <text:list xml:id="list3747623043" text:style-name="L2">
        <text:list-header>
          <text:p text:style-name="P4"/>
        </text:list-header>
        <text:list-item>
          <text:p text:style-name="P4">“Extract”: extract information from document, mostly referencing info, no reasoning involved</text:p>
        </text:list-item>
      </text:list>
      <text:list xml:id="list3766274513" text:style-name="L3">
        <text:list-item>
          <text:p text:style-name="P5">simple chain and simple prompt, benefits from examples</text:p>
        </text:list-item>
        <text:list-item>
          <text:p text:style-name="P5">similarity_search as in RAG</text:p>
        </text:list-item>
      </text:list>
      <text:list xml:id="list90022699449582" text:continue-list="list3747623043" text:style-name="L2">
        <text:list-item>
          <text:p text:style-name="P4">“Research”: research information from document or web resources, mostly referencing material, involves some deductive reasoning</text:p>
        </text:list-item>
      </text:list>
      <text:list xml:id="list2456166982" text:style-name="L4">
        <text:list-item>
          <text:p text:style-name="P7"><text:span text:style-name="T1">requires some critique chain or step-wise reasoning, benefits from breaking prompt down to steps</text:span></text:p>
        </text:list-item>
        <text:list-item>
          <text:p text:style-name="P6">tool-calling</text:p>
        </text:list-item>
      </text:list>
      <text:list xml:id="list90022466813968" text:continue-list="list90022699449582" text:style-name="L2">
        <text:list-item>
          <text:p text:style-name="P4">“Analyze”: <text:span text:style-name="T2">analyzes content beyond surface-level reading, requires deductive and some inductive reasoning to draw a conclusion</text:span></text:p>
          <text:p text:style-name="P4"/>
        </text:list-item>
      </text:list>
      <text:p text:style-name="P3"/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26T12:57:17.867603821</meta:creation-date>
    <dc:date>2024-05-28T09:00:21.584417339</dc:date>
    <meta:editing-duration>P1DT19H49M2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9" meta:word-count="86" meta:character-count="597" meta:non-whitespace-character-count="527"/>
  </office:meta>
</office:document-meta>
</file>